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omfortaa" svg:font-family="Comfortaa" style:font-pitch="variable"/>
    <style:font-face style:name="Cousine" svg:font-family="Cousine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93cm" fo:min-width="1.34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4.394cm" fo:wrap-option="wrap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5.029cm" fo:wrap-option="wrap"/>
      <style:paragraph-properties style:writing-mode="lr-tb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P1" style:family="paragraph">
      <style:paragraph-properties fo:margin-top="0cm" fo:margin-bottom="0.152cm" fo:text-align="center"/>
      <style:text-properties style:font-name="Liberation Serif" fo:font-size="16pt"/>
    </style:style>
    <style:style style:name="P2" style:family="paragraph">
      <loext:graphic-properties draw:fill-color="#ffffff"/>
      <style:paragraph-properties fo:margin-top="0cm" fo:margin-bottom="0.152cm" fo:text-align="center"/>
      <style:text-properties style:font-name="Liberation Serif" fo:font-size="16pt"/>
    </style:style>
    <style:style style:name="P3" style:family="paragraph">
      <style:paragraph-properties fo:margin-top="0cm" fo:margin-bottom="0.152cm" fo:text-align="center"/>
      <style:text-properties style:font-name="Liberation Serif"/>
    </style:style>
    <style:style style:name="P4" style:family="paragraph">
      <loext:graphic-properties draw:fill-color="#ffffff"/>
      <style:paragraph-properties fo:margin-top="0cm" fo:margin-bottom="0.152cm" fo:text-align="center"/>
      <style:text-properties style:font-name="Liberation Serif"/>
    </style:style>
    <style:style style:name="P5" style:family="paragraph">
      <style:paragraph-properties fo:margin-top="0.254cm" fo:margin-bottom="0cm" fo:text-align="center"/>
    </style:style>
    <style:style style:name="P6" style:family="paragraph">
      <loext:graphic-properties draw:fill="none"/>
      <style:paragraph-properties fo:margin-top="0.254cm" fo:margin-bottom="0cm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05cm" svg:height="2.605cm" svg:x="9.54cm" svg:y="1.317cm">
          <text:p text:style-name="P1">inici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2" draw:id="id2" draw:layer="layout" svg:width="5.08cm" svg:height="1.905cm" svg:x="8.302cm" svg:y="5.038cm">
          <text:p text:style-name="P3">Análisi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5.08cm" svg:height="1.905cm" svg:x="8.302cm" svg:y="8.059cm">
          <text:p text:style-name="P3">Diseñ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5.715cm" svg:height="1.905cm" svg:x="7.985cm" svg:y="11.08cm">
          <text:p text:style-name="P3">Implementació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5.08cm" svg:height="1.905cm" svg:x="8.302cm" svg:y="14.1cm">
          <text:p text:style-name="P3">Prueba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5.08cm" svg:height="1.905cm" svg:x="8.302cm" svg:y="17.121cm">
          <text:p text:style-name="P3">Operació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5.08cm" svg:height="1.905cm" svg:x="8.302cm" svg:y="20.142cm">
          <text:p text:style-name="P3">Mantenimient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605cm" svg:height="2.605cm" svg:x="9.54cm" svg:y="23.16cm">
          <text:p text:style-name="P1">fi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5" draw:layer="layout" svg:x1="10.843cm" svg:y1="3.922cm" svg:x2="10.842cm" svg:y2="5.038cm" draw:start-shape="id1" draw:start-glue-point="8" draw:end-shape="id2" draw:end-glue-point="0" svg:d="M10843 3922v558h-1v558" svg:viewBox="0 0 2 1117">
          <text:p/>
        </draw:connector>
        <draw:connector draw:style-name="gr5" draw:text-style-name="P6" draw:layer="layout" draw:type="line" svg:x1="10.842cm" svg:y1="6.943cm" svg:x2="10.842cm" svg:y2="8.059cm" draw:start-shape="id2" draw:start-glue-point="2" draw:end-shape="id3" draw:end-glue-point="0" svg:d="M10842 6943v1116" svg:viewBox="0 0 1 1117">
          <text:p/>
        </draw:connector>
        <draw:connector draw:style-name="gr6" draw:text-style-name="P6" draw:layer="layout" draw:type="line" svg:x1="10.842cm" svg:y1="9.964cm" svg:x2="10.842cm" svg:y2="11.08cm" draw:start-shape="id3" draw:start-glue-point="2" draw:end-shape="id4" draw:end-glue-point="0" svg:d="M10842 9964v1116" svg:viewBox="0 0 1 1117">
          <text:p/>
        </draw:connector>
        <draw:connector draw:style-name="gr7" draw:text-style-name="P6" draw:layer="layout" draw:type="line" svg:x1="10.842cm" svg:y1="12.985cm" svg:x2="10.842cm" svg:y2="14.1cm" draw:start-shape="id4" draw:start-glue-point="2" draw:end-shape="id5" draw:end-glue-point="0" svg:d="M10842 12985v1115" svg:viewBox="0 0 1 1116">
          <text:p/>
        </draw:connector>
        <draw:connector draw:style-name="gr8" draw:text-style-name="P6" draw:layer="layout" draw:type="line" svg:x1="10.842cm" svg:y1="16.005cm" svg:x2="10.842cm" svg:y2="17.121cm" draw:start-shape="id5" draw:start-glue-point="2" draw:end-shape="id6" draw:end-glue-point="0" svg:d="M10842 16005v1116" svg:viewBox="0 0 1 1117">
          <text:p/>
        </draw:connector>
        <draw:connector draw:style-name="gr9" draw:text-style-name="P6" draw:layer="layout" draw:type="line" svg:x1="10.842cm" svg:y1="19.026cm" svg:x2="10.842cm" svg:y2="20.142cm" draw:start-shape="id6" draw:start-glue-point="2" draw:end-shape="id7" draw:end-glue-point="0" svg:d="M10842 19026v1116" svg:viewBox="0 0 1 1117">
          <text:p/>
        </draw:connector>
        <draw:connector draw:style-name="gr10" draw:text-style-name="P6" draw:layer="layout" draw:type="line" svg:x1="10.842cm" svg:y1="22.047cm" svg:x2="10.843cm" svg:y2="23.16cm" draw:start-shape="id7" draw:start-glue-point="2" draw:end-shape="id8" draw:end-glue-point="4" svg:d="M10842 22047l1 1113" svg:viewBox="0 0 2 111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omfortaa" svg:font-family="Comfortaa" style:font-pitch="variable"/>
    <style:font-face style:name="Cousine" svg:font-family="Cousine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0:45:17.452224390</meta:creation-date>
    <dc:date>2023-02-23T11:02:39.606403099</dc:date>
    <meta:editing-duration>PT6M12S</meta:editing-duration>
    <meta:editing-cycles>1</meta:editing-cycles>
    <meta:document-statistic meta:object-count="15"/>
    <meta:generator>LibreOffice/7.3.7.2$Linux_X86_64 LibreOffice_project/30$Build-2</meta:generator>
  </office:meta>
</office:document-meta>
</file>